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30"/>
    <style:style style:name="ce7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5" office:value-type="string">
            <text:p>fr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5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2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2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6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6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7" office:value-type="string">
            <text:p><text:a xlink:href="http://www.bahamas.gov.bs/marineresources">http://www.bahamas.gov.bs/marineresources</text:a>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FIRMSVIEWER</text:p>
          </table:table-cell>
          <table:table-cell office:value-type="string">
            <text:p>true</text:p>
          </table:table-cell>
          <table:table-cell office:value-type="date" office:date-value="2015-10-01">
            <text:p>01/10/2015</text:p>
          </table:table-cell>
          <table:table-cell office:value-type="date" office:date-value="2016-10-01">
            <text:p>01/10/2016</text:p>
          </table:table-cell>
          <table:table-cell office:value-type="string">
            <text:p>Expert SIG / R / Cartographie web. Design et développement du &lt;a href="http://firms.fao.org/firms/stocks-fisheries-map-viewer" target="_blank"&gt;portail cartographique de stocks et pêcheries&lt;/a&gt; pour le système d'information FIRMS (Fishery Resources Monitoring System). &lt;em&gt;Mission de consultant international FAO&lt;/em&gt;</text:p>
          </table:table-cell>
          <table:table-cell office:value-type="string">
            <text:p>GIS / R / Web-mapping expert. Design and Implementation of the &lt;a href="http://firms.fao.org/firms/stocks-fisheries-map-viewer" target="_blank"&gt; Stocks and Fisheries map viewer&lt;/a&gt; for the FIRMS Information System (Fishery Resources Monitoring System). &lt;em&gt;FAO International Consultant Mission&lt;/em&gt;</text:p>
          </table:table-cell>
          <table:table-cell office:value-type="string">
            <text:p>Experto SIG / R / Cartografía web. Diseño y desarrollo del &lt;a href="http://firms.fao.org/firms/stocks-fisheries-map-viewer" target="_blank"&gt;portal cartográfico de stocks y pesquerías&lt;/a&gt; para el sistema de información FIRMS (Fishery Resources Monitoring System)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AAPS</text:p>
          </table:table-cell>
          <table:table-cell office:value-type="string">
            <text:p>true</text:p>
          </table:table-cell>
          <table:table-cell office:value-type="date" office:date-value="2017-05-01">
            <text:p>01/05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 R/SIG. Assistance technique pour la mise en place de traitements R de création/publication de fiches de métadonnées ISO/OGC et leur données géographiques associées par le biais de services OGC (CSW, WFS/WMS), facilité pa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n soutien au système de production d'atlas d'aquaculture (AAPS), en collaboration avec CLS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/GIS Expert, Technical support to the implementation of R business processes for the creation/publication of ISO/OGC metadata sheets and associated geospatial data resources through OGC Web-Services (CSW, WFS/WMS) powered by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in support to the Aquaculture Atlas Production System (AAPS) Virtual Research Environment, en collaboration avec CLS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/SIG. Asistencia técnica para la puesta en marcha de tratamientos R de creación/publicación de fichas de metadatos ISO/OGC y sus datos geográficos asociados mediante servicios OGC (CSW, WFS/WMS), facilitado por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, en apoyo al sistema de producción de atlas de acuacultivo (AAPS), en colaboración con CLS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cls</text:p>
          </table:table-cell>
          <table:table-cell office:value-type="string">
            <text:p>CLS – Collectes Localisation Satellites</text:p>
          </table:table-cell>
          <table:table-cell office:value-type="string">
            <text:p>https://www.cls.fr/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2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CNRS_2018_RGEO</text:p>
          </table:table-cell>
          <table:table-cell office:value-type="string">
            <text:p>true</text:p>
          </table:table-cell>
          <table:table-cell office:value-type="date" office:date-value="2018-09-16">
            <text:p>16/09/2018</text:p>
          </table:table-cell>
          <table:table-cell office:value-type="date" office:date-value="2018-09-19">
            <text:p>19/09/2018</text:p>
          </table:table-cell>
          <table:table-cell office:value-type="string">
            <text:p>Expert R, Atelier sur la gestion de métadonnées avec R (CNRS, La Rochelle - France). Introduction aux librairies R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</text:p>
          </table:table-cell>
          <table:table-cell office:value-type="string">
            <text:p>R Expert, Workshop on metadata management with R (CNRS, La Rochelle - France). Introduction to R packages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</text:p>
          </table:table-cell>
          <table:table-cell office:value-type="string">
            <text:p>Experto R, Taller sobre el manejo de metadatos con R (CNRS, La Rochelle - Francia). Introducción a los paquetes R &lt;b&gt;&lt;a href="http://github.com/eblondel/geometa" target="_blank"&gt;geometa&lt;/a&gt;&lt;/b&gt;, &lt;b&gt;&lt;a href="http://github.com/eblondel/geonapi" target="_blank"&gt;geonapi&lt;/a&gt;&lt;/b&gt;, &lt;b&gt;&lt;a href="http://github.com/eblondel/ows4R" target="_blank"&gt;ows4R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2">
          <table:table-cell office:value-type="string">
            <text:p>REF_RCONSORTIUM_2019</text:p>
          </table:table-cell>
          <table:table-cell office:value-type="string">
            <text:p>true</text:p>
          </table:table-cell>
          <table:table-cell office:value-type="date" office:date-value="2018-12-16">
            <text:p>16/12/2018</text:p>
          </table:table-cell>
          <table:table-cell office:value-type="date" office:date-value="2019-08-31">
            <text:p>31/08/2019</text:p>
          </table:table-cell>
          <table:table-cell office:value-type="string">
            <text:p>Expert R, Renforcement de R pour la gestion des infrastructures de données spatiales : &lt;a href="http://github.com/eblondel/geometa" target="_blank"&gt;geometa&lt;/a&gt; et &lt;a href="http://github.com/eblondel/ows4R" target="_blank"&gt;ows4R&lt;/a&gt;. Plus d'informations sur la page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R Expert/Developer. Strenghtening of R in support of spatial data infrastructures management : &lt;a href="http://github.com/eblondel/geometa" target="_blank"&gt;geometa&lt;/a&gt; and &lt;a href="http://github.com/eblondel/ows4R" target="_blank"&gt;ows4R&lt;/a&gt;. See more information at <text:s/>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Experto/Desarrollador R. Fortalecimiento de R para el manejo de infrastructuras de datos espaciales: &lt;a href="http://github.com/eblondel/geometa" target="_blank"&gt;geometa&lt;/a&gt; y &lt;a href="http://github.com/eblondel/ows4R" target="_blank"&gt;ows4R&lt;/a&gt;. Más informacion en la página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linuxfoundation</text:p>
          </table:table-cell>
          <table:table-cell office:value-type="string">
            <text:p>The Linux Foundation</text:p>
          </table:table-cell>
          <table:table-cell office:value-type="string">
            <text:p><text:a xlink:href="https://www.linuxfoundation.org/">https://www.linuxfoundation.org/</text:a></text:p>
          </table:table-cell>
          <table:table-cell office:value-type="string">
            <text:p>rconsortium</text:p>
          </table:table-cell>
          <table:table-cell office:value-type="string">
            <text:p>R Consortium</text:p>
          </table:table-cell>
          <table:table-cell office:value-type="string">
            <text:p><text:a xlink:href="https://www.r-consortium.org/">https://www.r-consortium.org/</text:a></text:p>
          </table:table-cell>
          <table:table-cell table:number-columns-repeated="1011"/>
        </table:table-row>
        <table:table-row table:style-name="ro2">
          <table:table-cell office:value-type="string">
            <text:p>REF_IRD_2019_1</text:p>
          </table:table-cell>
          <table:table-cell office:value-type="string">
            <text:p>true</text:p>
          </table:table-cell>
          <table:table-cell office:value-type="date" office:date-value="2019-07-01">
            <text:p>01/07/2019</text:p>
          </table:table-cell>
          <table:table-cell office:value-type="date" office:date-value="2019-07-15">
            <text:p>15/07/2019</text:p>
          </table:table-cell>
          <table:table-cell office:value-type="string">
            <text:p>Expert R, Développement R des librairies &lt;b&gt;&lt;a href="http://github.com/eblondel/zen4R" target="_blank"&gt;zen4R&lt;/a&gt;&lt;/b&gt; (Interface R pour l'infrastructure Zenodo) et &lt;b&gt;&lt;a href="http://github.com/eblondel/geoflow" target="_blank"&gt;geoflow&lt;/a&gt;&lt;/b&gt; (Outil R d'automatisation de la gestion de métadonnées).</text:p>
          </table:table-cell>
          <table:table-cell office:value-type="string">
            <text:p>R Expert, R development of libraries &lt;b&gt;&lt;a href="http://github.com/eblondel/zen4R" target="_blank"&gt;zen4R&lt;/a&gt;&lt;/b&gt; (R Interface to the Zenodo e-infrastructure) and &lt;b&gt;&lt;a href="http://github.com/eblondel/geoflow" target="_blank"&gt;geoflow&lt;/a&gt;&lt;/b&gt; (R engine to automate metadata management).</text:p>
          </table:table-cell>
          <table:table-cell office:value-type="string">
            <text:p>Experto R, Desarrollo de los paquetes &lt;b&gt;&lt;a href="http://github.com/eblondel/zen4R" target="_blank"&gt;zen4R&lt;/a&gt;&lt;/b&gt; (Interfaz R para la infrastructura Zenodo) y &lt;b&gt;&lt;a href="http://github.com/eblondel/geoflow" target="_blank"&gt;geoflow&lt;/a&gt;&lt;/b&gt; (Herramienta R para automatizar el manejo de metadatos).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number-columns-repeated="1014"/>
        </table:table-row>
        <table:table-row table:style-name="ro2">
          <table:table-cell office:value-type="string">
            <text:p>REF_IFREMER_2020_DCSMM_FOND_DATRAS</text:p>
          </table:table-cell>
          <table:table-cell office:value-type="string">
            <text:p>true</text:p>
          </table:table-cell>
          <table:table-cell office:value-type="date" office:date-value="2019-10-01">
            <text:p>01/10/2019</text:p>
          </table:table-cell>
          <table:table-cell office:value-type="date" office:date-value="2019-12-31">
            <text:p>31/12/2019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RD_2020_1</text:p>
          </table:table-cell>
          <table:table-cell office:value-type="string">
            <text:p>true</text:p>
          </table:table-cell>
          <table:table-cell office:value-type="date" office:date-value="2020-04-01">
            <text:p>01/04/2020</text:p>
          </table:table-cell>
          <table:table-cell office:value-type="date" office:date-value="2020-04-30">
            <text:p>30/04/2020</text:p>
          </table:table-cell>
          <table:table-cell office:value-type="string">
            <text:p>Expert SIG / R / Cartographie web. Développement R &lt;a href="http://github.com/eblondel/geoflow" target="_blank"&gt;geoflow&lt;/a&gt; et Web pour adapter l’interface cartographique &lt;a href="<text:a xlink:href="http://github.com/eblondel/OpenFairViewer">http://github.com/eblondel/OpenFairViewer</text:a>" target="_blank"&gt;OpenFairViewer&lt;/a&gt; à la visualisation de données photos</text:p>
          </table:table-cell>
          <table:table-cell office:value-type="string">
            <text:p>GIS / R / Web-mapping expert. Developments on R &lt;a href="http://github.com/eblondel/geoflow" target="_blank"&gt;geoflow&lt;/a&gt; and &lt;a href="<text:a xlink:href="http://github.com/eblondel/OpenFairViewer">http://github.com/eblondel/OpenFairViewer</text:a>" target="_blank"&gt;OpenFairViewer&lt;/a&gt; GIS interface to manage visualization of data with associated images/pictures.</text:p>
          </table:table-cell>
          <table:table-cell office:value-type="string">
            <text:p>Experto SIG / R / Cartografía web. Desarrollos en R &lt;a href="http://github.com/eblondel/geoflow" target="_blank"&gt;geoflow&lt;/a&gt; y el interface cartográfico &lt;a href="<text:a xlink:href="http://github.com/eblondel/OpenFairViewer">http://github.com/eblondel/OpenFairViewer</text:a>" target="_blank"&gt;OpenFairViewer&lt;/a&gt;para manejar datos con imagenes asociadas.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number-columns-repeated="1014"/>
        </table:table-row>
        <table:table-row table:style-name="ro2">
          <table:table-cell office:value-type="string">
            <text:p>REF_INRAE_2020_1</text:p>
          </table:table-cell>
          <table:table-cell office:value-type="string">
            <text:p>true</text:p>
          </table:table-cell>
          <table:table-cell office:value-type="date" office:date-value="2020-03-01">
            <text:p>01/03/2020</text:p>
          </table:table-cell>
          <table:table-cell office:value-type="date" office:date-value="2020-03-31">
            <text:p>31/03/2020</text:p>
          </table:table-cell>
          <table:table-cell office:value-type="string">
            <text:p>Expert SIG / R / Cartographie web. Support à la mise en place d'une application cartographique &lt;a href="<text:a xlink:href="http://github.com/eblondel/OpenFairViewer">http://github.com/eblondel/OpenFairViewer</text:a>" target="_blank"&gt;OpenFairViewer&lt;/a&gt; à l'unité de recherche INRAE DYNAFOR</text:p>
          </table:table-cell>
          <table:table-cell office:value-type="string">
            <text:p>GIS / R / Web-mapping expert. Support to deployment of &lt;a href="<text:a xlink:href="http://github.com/eblondel/OpenFairViewer">http://github.com/eblondel/OpenFairViewer</text:a>" target="_blank"&gt;OpenFairViewer&lt;/a&gt; GIS interface in INRAE DYNAFOR Research unit</text:p>
          </table:table-cell>
          <table:table-cell office:value-type="string">
            <text:p>Experto SIG / R / Cartografía web. Apoyo a la puesta en marcha de una aplicación cartográfica &lt;a href="<text:a xlink:href="http://github.com/eblondel/OpenFairViewer">http://github.com/eblondel/OpenFairViewer</text:a>" target="_blank"&gt;OpenFairViewer&lt;/a&gt; en la unidad de investigación INRAE DYNAFOR</text:p>
          </table:table-cell>
          <table:table-cell office:value-type="string">
            <text:p>inrae</text:p>
          </table:table-cell>
          <table:table-cell office:value-type="string">
            <text:p>Institut National de Recherche pour l'Agriculture, l'Alimentation et l'Environnement</text:p>
          </table:table-cell>
          <table:table-cell table:style-name="ce7" office:value-type="string">
            <text:p><text:a xlink:href="https://www.inrae.fr/">https://www.inrae.fr/</text:a> </text:p>
          </table:table-cell>
          <table:table-cell table:number-columns-repeated="1014"/>
        </table:table-row>
        <table:table-row table:style-name="ro2">
          <table:table-cell office:value-type="string">
            <text:p>REF_CNRS_2020_RGEO_DATAVERSE</text:p>
          </table:table-cell>
          <table:table-cell office:value-type="string">
            <text:p>true</text:p>
          </table:table-cell>
          <table:table-cell office:value-type="date" office:date-value="2020-06-01">
            <text:p>01/06/2020</text:p>
          </table:table-cell>
          <table:table-cell office:value-type="date" office:date-value="2020-10-01">
            <text:p>01/10/2020</text:p>
          </table:table-cell>
          <table:table-cell office:value-type="string">
            <text:p>Expert R, Développement R des librairies &lt;b&gt;&lt;a href="http://github.com/eblondel/atom4R" target="_blank"&gt;atom4R&lt;/a&gt;&lt;/b&gt; (Outils d'écriture/lecture et publication de fichiers normés Atom XML) et &lt;b&gt;&lt;a href="http://github.com/eblondel/geoflow" target="_blank"&gt;geoflow&lt;/a&gt;&lt;/b&gt; (Outil R d'automatisation de la gestion de métadonnées). Application à la publication automatisée de métadonnées Dublin Core et données associées dans l'outil &lt;a href="<text:a xlink:href="https://dataverse.org/Dataverse">https://dataverse.org/Dataverse</text:a>" target="_blank"&gt;Dataverse&lt;/a&gt;.</text:p>
          </table:table-cell>
          <table:table-cell office:value-type="string">
            <text:p>R Expert, R development of libraries &lt;b&gt;&lt;a href="http://github.com/eblondel/atom4R" target="_blank"&gt;atom4R&lt;/a&gt;&lt;/b&gt; (Tools to write/read and publish Atom XML standard documents) and &lt;b&gt;&lt;a href="http://github.com/eblondel/geoflow" target="_blank"&gt;geoflow&lt;/a&gt;&lt;/b&gt; (R engine to automate metadata management). Application to automated publication of Dublin Core metadata and associated data in the &lt;a href="<text:a xlink:href="https://dataverse.org/Dataverse">https://dataverse.org/Dataverse</text:a>" target="_blank"&gt;Dataverse&lt;/a&gt; platform.</text:p>
          </table:table-cell>
          <table:table-cell office:value-type="string">
            <text:p>Experto R, Desarrollo de los paquetes &lt;b&gt;&lt;a href="http://github.com/eblondel/zen4R" target="_blank"&gt;zen4R&lt;/a&gt;&lt;/b&gt; (Interfaz R para la infrastructura Zenodo) y &lt;b&gt;&lt;a href="http://github.com/eblondel/geoflow" target="_blank"&gt;geoflow&lt;/a&gt;&lt;/b&gt; (Herramienta R para automatizar el manejo de metadatos)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04/08/2020</text:date>, <text:time>09:4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20-08-04T09:40:17.77</dc:date>
    <meta:editing-cycles>50</meta:editing-cycles>
    <meta:editing-duration>PT11H30M19S</meta:editing-duration>
    <meta:document-statistic meta:table-count="1" meta:cell-count="309" meta:object-count="0"/>
  </office:meta>
</office:document-meta>
</file>